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9716" officeooo:paragraph-rsid="000b9716"/>
    </style:style>
    <style:style style:name="P2" style:family="paragraph" style:parent-style-name="Standard">
      <style:text-properties officeooo:rsid="000b9716" officeooo:paragraph-rsid="000d8f38"/>
    </style:style>
    <style:style style:name="P3" style:family="paragraph" style:parent-style-name="Standard">
      <style:text-properties officeooo:rsid="000d8f38" officeooo:paragraph-rsid="000d8f38"/>
    </style:style>
    <style:style style:name="P4" style:family="paragraph" style:parent-style-name="Standard">
      <style:text-properties officeooo:rsid="000eff21" officeooo:paragraph-rsid="000eff21"/>
    </style:style>
    <style:style style:name="P5" style:family="paragraph" style:parent-style-name="Standard">
      <style:text-properties officeooo:rsid="000fe539" officeooo:paragraph-rsid="000fe539"/>
    </style:style>
    <style:style style:name="P6" style:family="paragraph" style:parent-style-name="Standard">
      <style:text-properties officeooo:rsid="001185ec" officeooo:paragraph-rsid="001185ec"/>
    </style:style>
    <style:style style:name="T1" style:family="text">
      <style:text-properties officeooo:rsid="000d8f38"/>
    </style:style>
    <style:style style:name="T2" style:family="text">
      <style:text-properties officeooo:rsid="0010cf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1 – INICIANDO O PROJETO</text:p>
      <text:p text:style-name="P1"/>
      <text:p text:style-name="P1">BOM PESSOAL, AGORA VAMOS COMEÇAR A DESENVOLVER O NOSSO PROJETO, </text:p>
      <text:p text:style-name="P1">ATÉ AGORA NÓS UTILIZAMOS O VUEJS <text:span text:style-name="T1">ATRAVÉS</text:span> DE UM LINK, MAS TEMOS OUTRAS OPÇÕES PARA SE TRABALHAR COM VUE JS </text:p>
      <text:p text:style-name="P1"/>
      <text:p text:style-name="P1">UMA DELAS É COM O NODEJS, ONDE PODEMOS TRABALHAR COM WEB VIEW E COM BROWSERIFY.</text:p>
      <text:p text:style-name="P1"/>
      <text:p text:style-name="P1">MAS APARTIR DE AGORA VAMOS TRABALHAR COM O CLI, QUE É UM ASSISTENTE DE LINHA DE COMANDOS.</text:p>
      <text:p text:style-name="P1"/>
      <text:p text:style-name="P1">ESSA FERRAMENTA IRÁ NOS AUXILIAR A DESENVOLVER NOSSOS PROJETO,</text:p>
      <text:p text:style-name="P1">PARA ISTO VAMOS SEGUIR O PASSO A PASSO QUE ESTÁ NA DOCUMENTAÇÃO DO VUEJS.</text:p>
      <text:p text:style-name="P1"/>
      <text:p text:style-name="P1">ALÉM DISSO IREMOS DESENVOLVER UM PROJETO QUE CHAMEI DE NETFLIX TEMPLATE, ONDE APRENDEREMOS A CRIAR COMPONENTES QUE PODEMOS UTILIZAR EM OUTROS PROJETOS, ALÉM DISSO TRANSFORMAREMOS APLICAÇÕES JAVASCRIPT E HTML EM ARQUIVOS VUEJS OK.</text:p>
      <text:p text:style-name="P1"/>
      <text:p text:style-name="P1"/>
      <text:p text:style-name="P1"/>
      <text:p text:style-name="P1"/>
      <text:p text:style-name="P2">AULA 2<text:span text:style-name="T1">2</text:span> – <text:span text:style-name="T1">OK PESSOAL, AGORA VAMOS APRENDER A INSTALAR ESTE COMPONENTE AQUI, QUE VAI NOS AJUDAR A DESENVOLVER APLICAÇÕES ROBUSTAS COM VUE.JS</text:span></text:p>
      <text:p text:style-name="P2"/>
      <text:p text:style-name="P3">A PRIMEIRA COISA A FAZERMOS É INSTALAR O NODE JS, ENTÃO VAMOS NO SITE DO NODEJS E BAIXAR O NODE.</text:p>
      <text:p text:style-name="P3"/>
      <text:p text:style-name="P3">O NODE JS É UM INTERPRETADOR DE JAVASCRIPT ASSÍNCRONO COM CÓDIGO ABERTO ORIENTADO A EVENTOS, CRIADO EM 2009M TEM SEU FOCO EM MIGRAR O JAVASCRIPT PARA O LADO SERVIDOR.</text:p>
      <text:p text:style-name="P3"/>
      <text:p text:style-name="P3">INSTALADO ELE, VAMOS ABRIR O NOSSO TERMINAL, AQUI NO VSCODE ELE NOS PERMITE INTEGRAR ESTE TERMINAL, ENTÃO VAMOS AQUI ABRIR O TERMINAL, NA PASTA DE NOSSA APLICAÇÃO.</text:p>
      <text:p text:style-name="P3"/>
      <text:p text:style-name="P3">NÓS VAMOS USAR O NPM, LOGO SE VOCÊ DESEJA VISUALIZAR A VERSÃO DO NPM VOCê PODE SIMPLESMENTE DIGITAR O COMANDO NPM -V</text:p>
      <text:p text:style-name="P3"><text:s/>QUE ELE IRÁ MOSTRAR A VERSÃO DO NPM INSTALADO.</text:p>
      <text:p text:style-name="P3"/>
      <text:p text:style-name="P3">AGORA VAMOS INSTALAR O VUEJS, DE FORMA GLOBAL, </text:p>
      <text:p text:style-name="P3"/>
      <text:p text:style-name="P3">NPM INSTALL VUEJS, ISTO DEMORA UM POUCO, </text:p>
      <text:p text:style-name="P3"/>
      <text:p text:style-name="P3">VOCÊ TAMBÉM PODE ACESSAR O LINK DESTA FERRAMENTA ONDE ELE MOSTRA AS INFORMAÇÕES PARA VOCÊ UTILIZAR. </text:p>
      <text:p text:style-name="P3"/>
      <text:p text:style-name="P4">SE VOCÊ DESEJA UTILIZAR COMPONENTES SIMPLES OU COMPLEXOS, PWA, TENDO ASSIM UMA CARA NATIVA.</text:p>
      <text:p text:style-name="P4"/>
      <text:p text:style-name="P4"><text:soft-page-break/>BOM AGORA QUE FIZEMOS A NOSSA INSTALAÇÃO, </text:p>
      <text:p text:style-name="P4">VAMOS VER A NOSSA VERSÃO DO VUE COLOCAMOS VUE -V <text:s/>“O V <text:span text:style-name="T2">MAIÚSCULO</text:span>”</text:p>
      <text:p text:style-name="P4">BOM AGORA NO NOSSO TERMINAL, VAMOS ENTRAR NA NOSSA PASTA, CURSO VUEJS, E AGORA VAMOS INSTALAR A VERSÃO WEBPACK-SIMPLES, OK.</text:p>
      <text:p text:style-name="P4"/>
      <text:p text:style-name="P4">ENTÃO PARA COMEÇAR VAMOS, <text:s/>DIGITAR O COMANDO VUE INIT WEBPACK-SIMPLE NETFLIXVUE</text:p>
      <text:p text:style-name="P4"/>
      <text:p text:style-name="P4">DAMOS UM ENTER, ELE VAI PERGUNTAR O NOME DO PROJETO, ENTÃO COLOCO</text:p>
      <text:p text:style-name="P4">NETFLIX_VUE, SÓ PARA O NOME DO PROJETO, VAMOS DAR UM ENTER, ELE PEDE UMA <text:span text:style-name="T2">DESCRIÇÃO.</text:span> </text:p>
      <text:p text:style-name="P4">AUTOR PODE SER SEU NOME</text:p>
      <text:p text:style-name="P4">ELE PERGUNTA SE VAMOS UTILIZAR O SASS, BOM VOU DIZER QUE SIM, AGORA VAMOS ACESSAR O NOSSO PROJETO COM </text:p>
      <text:p text:style-name="P4">CD NE<text:span text:style-name="T2">T</text:span>FLIZVUE</text:p>
      <text:p text:style-name="P4">LÁ DENTRO VAMOS <text:span text:style-name="T2">EXECUTAR</text:span> O NPM INSTALL, PARA QUE ELE INSTALE AS <text:span text:style-name="T2">DEPENDÊNCIAS</text:span>, VAI DEMORAR UM POUCO.</text:p>
      <text:p text:style-name="P4">DEPOIS QUE FINALIZADO VAMOS RODAR NOSSA APLICAÇÃO COM O COMANDO</text:p>
      <text:p text:style-name="P4">NPM RUN DEV, ELE VAI ABRIR NO NOSSO NAVEGADOR E JÁ ESTAMOS COM ELE RODANDO AQUI.</text:p>
      <text:p text:style-name="P4"/>
      <text:p text:style-name="P5">BOM VAMOS ACESSAR AQUI AS PASTAS DA NOSSA APLICAÇÃO E VER COMO QUE FICOU, </text:p>
      <text:p text:style-name="P5"/>
      <text:p text:style-name="P5">VEMOS QUE FOI CRIADO AQUI NOSSO PROJETO JÁ COM ALGUNS ARQUIVOS, </text:p>
      <text:p text:style-name="P5">AQUI TEMOS 2 PASTAS, UMA É O NODE_MODULES, ESTA PASTA É ONDE FICAM AS DEPENDÊNCIAS QUE O NOSSO PROJETO VAI PRECISAR, E A OUTRA É O SRC, QUE É ONDE VAMOS CRIAR OS NOSSO ARQUIVOS.</text:p>
      <text:p text:style-name="P5"/>
      <text:p text:style-name="P5">BOM AQUI TEMOS O NOSSO ARQUIVO PRINCIPAL MAIN.JS, ONDE PODEMOS VER COMO ELE INICIALIZA O VUEJS, TEMOS TAMBÉM UM ARQUIVO APP.VUE, QUE É ONDE ESTÁ O NOSSO TEMPLATE, <text:s/>TEMOS OS NOSSOS SCRIPTS E O CSS, NO CASO AQUI COM SCSS, QUE ME PERMITE CRIAR <text:span text:style-name="T2">VARIÁVEIS</text:span> NO CSS.</text:p>
      <text:p text:style-name="P5"/>
      <text:p text:style-name="P5">BOM É DESTA FORMA QUE VAMOS TRABALHAR A PARTIR DE AGORA.</text:p>
      <text:p text:style-name="P5"/>
      <text:p text:style-name="P6">BOM PESSOAL, POR ESTE VIDEO É SÓ, AGUARDO VOCÊS NO NOSSO PRÓXIMO VIDE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53:33.793826769</meta:creation-date>
    <dc:date>2020-05-15T16:08:55.048161274</dc:date>
    <meta:editing-duration>PT4H54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75" meta:character-count="3275" meta:non-whitespace-character-count="2720"/>
  </office:meta>
</office:document-meta>
</file>